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glish Final Part III</text:p>
      <text:p text:style-name="P1"/>
      <text:p text:style-name="P1">Course Question: What is the American Dream, and is it attainable for everyone?</text:p>
      <text:p text:style-name="P1"/>
      <text:p text:style-name="P1"/>
      <text:p text:style-name="P1"><text:tab/>The American Dream is the archetypal view of success in American society. Its specific definition has changed over the years, spanning from moving out west during the Great Migration, followed by striking it rich in California during the Gold Rush, the bootlegging during Prohibition, to entrepreneurship in today's world. As different as these things are from one another, they are held together by a common thread, a set of ideals: individual effort, self reliance, hard and quality work, and personal freedom. But there is a flaw; as attainable as these ideals may be for any given individual, the American Dream is not. This not due to any flaw in the ideals, as the ideals are solidly founded. The flaws are within the people, within those people who seek the American Dream, and within those who cater it.</text:p>
      <text:p text:style-name="P1"/>
      <text:p text:style-name="P1">I hear America singing, the varied carols I hear, </text:p>
      <text:p text:style-name="P1">Those of mechanics, each one singing his as it should be blithe and strong, </text:p>
      <text:p text:style-name="P1">The carpenter singing his as he measures his plank or beam, </text:p>
      <text:p text:style-name="P1">The mason singing his as he makes ready for work, or leaves off work, </text:p>
      <text:p text:style-name="P1">The boatman singing what belongs to him in his boat, the deckhand singing on the steamboat deck, </text:p>
      <text:p text:style-name="P1">The shoemaker singing as he sits on his bench, the hatter singing as he stands, </text:p>
      <text:p text:style-name="P1">The wood-cutter’s song, the ploughboy’s on his way in the morning, or at noon intermission or at sundown, </text:p>
      <text:p text:style-name="P1">The delicious singing of the mother, or of the young wife at work, or of the girl sewing or washing, </text:p>
      <text:p text:style-name="P1">Each singing what belongs to him or her and to none else, </text:p>
      <text:p text:style-name="P1">The day what belongs to the day—at night the party of young fellows, robust, friendly, </text:p>
      <text:p text:style-name="P1">Singing with open mouths their strong melodious songs.</text:p>
      <text:p text:style-name="P1">I, too, sing America.<text:line-break/><text:line-break/>I am the darker brother.<text:line-break/>They send me to eat in the kitchen<text:line-break/>When company comes,<text:line-break/>But I laugh,<text:line-break/>And eat well,<text:line-break/>And grow strong.<text:line-break/><text:line-break/>Tomorrow,<text:line-break/>I'll be at the table<text:line-break/>When company comes.<text:line-break/>Nobody'll dare<text:line-break/>Say to me,<text:line-break/>"Eat in the kitchen,"<text:line-break/>Then.<text:line-break/><text:line-break/>Besides, <text:line-break/>They'll see how beautiful I am<text:line-break/>And be ashamed--<text:line-break/><text:line-break/>I, too, am America </text:p>
      <text:p text:style-name="P1"><text:soft-page-break/>“Ah done lived Grandma's way, now Ah means tuh live mine.” “What you mean by day Janie?” “She was borned in slavery time when folks, dat is black folks, didn't sit down anytime dey felt lak it. So sittin' on porches lak de white madam looked lak uh mighty fine thing tuh her. Dat's whut she wanted for me-don't keer whut it cost. Git up on uh high chair and sit dere. She didn't have time tuh think whut tuh do after you got up on de stool uh do nothin'. De object wuz tuh git dere. So Ah got up on de high stool lak she told me, but Pheoby, Ah done nearly languished tuh death up dere. Ah felt like de world wuz cryin' extry and Ah ain't read de common news y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25T07:27:48.294000000</meta:creation-date>
    <dc:date>2015-05-26T14:16:13.59</dc:date>
    <meta:editing-duration>PT48M37S</meta:editing-duration>
    <meta:editing-cycles>7</meta:editing-cycles>
    <meta:generator>OpenOffice/4.1.1$Win32 OpenOffice.org_project/411m6$Build-9775</meta:generator>
    <meta:document-statistic meta:table-count="0" meta:image-count="0" meta:object-count="0" meta:page-count="2" meta:paragraph-count="16" meta:word-count="505" meta:character-count="2748"/>
  </office:meta>
</office:document-meta>
</file>